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style:text-line-through-type="single" officeooo:rsid="000fe7e5" officeooo:paragraph-rsid="000fe7e5"/>
    </style:style>
    <style:style style:name="P2" style:family="paragraph" style:parent-style-name="Standard" style:list-style-name="L1">
      <style:text-properties officeooo:rsid="0010d25a" officeooo:paragraph-rsid="0010d25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17124563" text:style-name="L1">
        <text:list-item>
          <text:p text:style-name="P1">Setear / aprender CMAKE – 10/7/2024</text:p>
        </text:list-item>
        <text:list-item>
          <text:p text:style-name="P2">Conectar la librería openGl a programa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11T10:34:46.506000000</dc:date>
    <meta:editing-duration>PT26M50S</meta:editing-duration>
    <meta:editing-cycles>2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2" meta:word-count="13" meta:character-count="76" meta:non-whitespace-character-count="66"/>
  </office:meta>
</office:document-meta>
</file>